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4354in" table:align="left"/>
    </style:style>
    <style:style style:name="Table1.A" style:family="table-column">
      <style:table-column-properties style:column-width="1.066in"/>
    </style:style>
    <style:style style:name="Table1.B" style:family="table-column">
      <style:table-column-properties style:column-width="1.8146in"/>
    </style:style>
    <style:style style:name="Table1.C" style:family="table-column">
      <style:table-column-properties style:column-width="1.554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Heading_20_2"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fo:font-size="10pt" style:font-size-asian="10pt" style:font-size-complex="10pt"/>
    </style:style>
    <style:style style:name="P5" style:family="paragraph" style:parent-style-name="Text_20_body" style:list-style-name="L1">
      <style:text-properties fo:font-size="10pt" style:font-size-asian="10pt" style:font-size-complex="10pt"/>
    </style:style>
    <style:style style:name="P6" style:family="paragraph" style:parent-style-name="Heading_20_3">
      <style:text-properties fo:font-size="10pt" style:font-size-asian="10pt" style:font-size-complex="10pt"/>
    </style:style>
    <style:style style:name="P7" style:family="paragraph" style:parent-style-name="Table_20_Heading">
      <style:paragraph-properties fo:margin-left="0in" fo:margin-right="0in" fo:text-align="start" style:justify-single-word="false" fo:text-indent="0in" style:auto-text-indent="false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ext_20_body" style:list-style-name="L2">
      <style:paragraph-properties fo:margin-top="0in" fo:margin-bottom="0in" style:contextual-spacing="false"/>
      <style:text-properties fo:font-size="10pt" style:font-size-asian="10pt" style:font-size-complex="10pt"/>
    </style:style>
    <style:style style:name="P11" style:family="paragraph" style:parent-style-name="Text_20_body" style:list-style-name="L2">
      <style:text-properties fo:font-size="10pt" style:font-size-asian="10pt" style:font-size-complex="10pt"/>
    </style:style>
    <style:style style:name="P12" style:family="paragraph" style:parent-style-name="Heading_20_3">
      <style:text-properties fo:font-size="10pt" style:text-underline-style="solid" style:text-underline-width="auto" style:text-underline-color="font-color" style:font-size-asian="10pt" style:font-size-complex="10pt"/>
    </style:style>
    <style:style style:name="P13" style:family="paragraph" style:parent-style-name="Text_20_body" style:list-style-name="L3">
      <style:paragraph-properties fo:margin-top="0in" fo:margin-bottom="0in" style:contextual-spacing="false"/>
      <style:text-properties fo:font-size="10pt" style:font-size-asian="10pt" style:font-size-complex="10pt"/>
    </style:style>
    <style:style style:name="P14" style:family="paragraph" style:parent-style-name="Text_20_body" style:list-style-name="L3">
      <style:text-properties fo:font-size="10pt" style:font-size-asian="10pt" style:font-size-complex="10pt"/>
    </style:style>
    <style:style style:name="P15" style:family="paragraph" style:parent-style-name="Text_20_body" style:list-style-name="L4">
      <style:paragraph-properties fo:margin-top="0in" fo:margin-bottom="0in" style:contextual-spacing="false"/>
      <style:text-properties fo:font-size="10pt" style:font-size-asian="10pt" style:font-size-complex="10pt"/>
    </style:style>
    <style:style style:name="P16" style:family="paragraph" style:parent-style-name="Text_20_body" style:list-style-name="L4">
      <style:text-properties fo:font-size="10pt" style:font-size-asian="10pt" style:font-size-complex="10pt"/>
    </style:style>
    <style:style style:name="P17" style:family="paragraph" style:parent-style-name="Text_20_body" style:list-style-name="L5">
      <style:paragraph-properties fo:margin-top="0in" fo:margin-bottom="0in" style:contextual-spacing="false"/>
      <style:text-properties fo:font-size="10pt" style:font-size-asian="10pt" style:font-size-complex="10pt"/>
    </style:style>
    <style:style style:name="P18" style:family="paragraph" style:parent-style-name="Text_20_body" style:list-style-name="L5">
      <style:text-properties fo:font-size="10pt" style:font-size-asian="10pt" style:font-size-complex="10pt"/>
    </style:style>
    <style:style style:name="P19" style:family="paragraph" style:parent-style-name="Heading_20_3">
      <style:paragraph-properties fo:margin-top="0in" fo:margin-bottom="0.0972in" style:contextual-spacing="false" fo:line-height="115%"/>
      <style:text-properties fo:font-size="10pt" style:text-underline-style="solid" style:text-underline-width="auto" style:text-underline-color="font-color" style:font-size-asian="10pt" style:font-size-complex="10pt"/>
    </style:style>
    <style:style style:name="P20" style:family="paragraph" style:parent-style-name="Text_20_body" style:list-style-name="L6">
      <style:paragraph-properties fo:margin-top="0in" fo:margin-bottom="0in" style:contextual-spacing="false"/>
      <style:text-properties fo:font-size="10pt" style:font-size-asian="10pt" style:font-size-complex="10pt"/>
    </style:style>
    <style:style style:name="P21" style:family="paragraph" style:parent-style-name="Text_20_body" style:list-style-name="L6"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IDR Block Planning and Subnetting Strategies</text:h>
      <text:p text:style-name="P2">CIDR block planning and subnetting are foundational to building a well-structured and scalable VPC in AWS. A solid understanding of these concepts is crucial for efficient resource allocation, network security, and future growth. Incorrect planning can lead to significant rework, IP address exhaustion, and security vulnerabilities. </text:p>
      <text:h text:style-name="P3" text:outline-level="2">Understanding CIDR Notation</text:h>
      <text:p text:style-name="P2">CIDR (Classless Inter-Domain Routing) notation is a compact way to represent an IP address and its associated routing prefix. It's essential for defining the size and range of your VPC and subnets.</text:p>
      <text:list text:style-name="L1">
        <text:list-item>
          <text:p text:style-name="P4"><text:span text:style-name="Strong_20_Emphasis">IP Address:</text:span> A 32-bit numerical address written in dotted decimal notation (e.g., 10.0.0.0). </text:p>
        </text:list-item>
        <text:list-item>
          <text:p text:style-name="P5"><text:span text:style-name="Strong_20_Emphasis">Prefix Length:</text:span> A number between 0 and 32 that indicates the number of contiguous bits in the IP address that form the network prefix. The remaining bits represent the host addresses within that network. </text:p>
        </text:list-item>
      </text:list>
      <text:p text:style-name="P2">A CIDR block is represented as <text:span text:style-name="Source_20_Text">IP_Address/Prefix_Length</text:span> (e.g., <text:span text:style-name="Source_20_Text">10.0.0.0/16</text:span>).</text:p>
      <text:h text:style-name="P6" text:outline-level="3">How Prefix Length Determines Network Size</text:h>
      <text:p text:style-name="P2">The prefix length directly determines the number of available IP addresses in a CIDR block. The formula to calculate the number of usable IP addresses is 2^(32 - prefix length) - 2. We subtract 2 because the first address is reserved for the network address, and the last address is reserved for the broadcast address (although broadcast addresses are not used in VPCs)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Prefix Length</text:p>
            </table:table-cell>
            <table:table-cell table:style-name="Table1.A1" office:value-type="string">
              <text:p text:style-name="P7">Number of IP Addresses</text:p>
            </table:table-cell>
            <table:table-cell table:style-name="Table1.A1" office:value-type="string">
              <text:p text:style-name="P7">Usable IP Addresses</text:p>
            </table:table-cell>
          </table:table-row>
        </table:table-header-rows>
        <table:table-row>
          <table:table-cell table:style-name="Table1.A1" office:value-type="string">
            <text:p text:style-name="P8">/16</text:p>
          </table:table-cell>
          <table:table-cell table:style-name="Table1.A1" office:value-type="string">
            <text:p text:style-name="P8">65,536</text:p>
          </table:table-cell>
          <table:table-cell table:style-name="Table1.A1" office:value-type="string">
            <text:p text:style-name="P8">65,534</text:p>
          </table:table-cell>
        </table:table-row>
        <table:table-row>
          <table:table-cell table:style-name="Table1.A1" office:value-type="string">
            <text:p text:style-name="P8">/20</text:p>
          </table:table-cell>
          <table:table-cell table:style-name="Table1.A1" office:value-type="string">
            <text:p text:style-name="P8">4,096</text:p>
          </table:table-cell>
          <table:table-cell table:style-name="Table1.A1" office:value-type="string">
            <text:p text:style-name="P8">4,094</text:p>
          </table:table-cell>
        </table:table-row>
        <table:table-row>
          <table:table-cell table:style-name="Table1.A1" office:value-type="string">
            <text:p text:style-name="P8">/24</text:p>
          </table:table-cell>
          <table:table-cell table:style-name="Table1.A1" office:value-type="string">
            <text:p text:style-name="P8">256</text:p>
          </table:table-cell>
          <table:table-cell table:style-name="Table1.A1" office:value-type="string">
            <text:p text:style-name="P8">254</text:p>
          </table:table-cell>
        </table:table-row>
        <table:table-row>
          <table:table-cell table:style-name="Table1.A1" office:value-type="string">
            <text:p text:style-name="P8">/28</text:p>
          </table:table-cell>
          <table:table-cell table:style-name="Table1.A1" office:value-type="string">
            <text:p text:style-name="P8">16</text:p>
          </table:table-cell>
          <table:table-cell table:style-name="Table1.A1" office:value-type="string">
            <text:p text:style-name="P9">14</text:p>
          </table:table-cell>
        </table:table-row>
      </table:table>
      <text:p text:style-name="P2"><text:span text:style-name="Emphasis">Example:</text:span> A <text:span text:style-name="Source_20_Text">/24</text:span> CIDR block (e.g., <text:span text:style-name="Source_20_Text">192.168.1.0/24</text:span>) provides 256 IP addresses, with 254 usable for assigning to resources.</text:p>
      <text:p text:style-name="P2"><text:span text:style-name="Emphasis">Example:</text:span> A <text:span text:style-name="Source_20_Text">/16</text:span> CIDR block (e.g., <text:span text:style-name="Source_20_Text">10.0.0.0/16</text:span>) provides 65,536 IP addresses, with 65,534 usable for assigning to resources.</text:p>
      <text:p text:style-name="P2"><text:span text:style-name="Emphasis"><text:span text:style-name="T1">Scenario</text:span></text:span><text:span text:style-name="Emphasis">:</text:span> Imagine you're deploying a small application that initially requires only 10 EC2 instances. A <text:span text:style-name="Source_20_Text">/24</text:span> subnet might seem sufficient. However, if you anticipate scaling to hundreds of instances or deploying other resources like databases and load balancers within the same subnet, a larger CIDR block like <text:span text:style-name="Source_20_Text">/20</text:span> or <text:span text:style-name="Source_20_Text">/16</text:span> would be more appropriate to avoid future IP address exhaustion</text:p>
      <text:h text:style-name="P3" text:outline-level="2">VPC CIDR Block Planning</text:h>
      <text:p text:style-name="P2">Choosing the right CIDR block for your VPC is a critical decision. AWS allows you to choose from the private IPv4 address ranges defined in RFC 1918:</text:p>
      <text:list text:style-name="L2">
        <text:list-item>
          <text:p text:style-name="P10"><text:span text:style-name="Source_20_Text">10.0.0.0 - 10.255.255.255</text:span> (10/8 prefix) </text:p>
        </text:list-item>
        <text:list-item>
          <text:p text:style-name="P10"><text:span text:style-name="Source_20_Text">172.16.0.0 - 172.31.255.255</text:span> (172.16/12 prefix) </text:p>
        </text:list-item>
        <text:list-item>
          <text:p text:style-name="P11"><text:span text:style-name="Source_20_Text">192.168.0.0 - 192.168.255.255</text:span> (192.168/16 prefix) </text:p>
        </text:list-item>
      </text:list>
      <text:p text:style-name="P2">You can also bring your own IP addresses (BYOIP) to AWS.</text:p>
      <text:h text:style-name="P12" text:outline-level="3">Key Considerations for VPC CIDR Block Selection</text:h>
      <text:list text:style-name="L3">
        <text:list-item>
          <text:p text:style-name="P13"><text:span text:style-name="Strong_20_Emphasis">Address Space:</text:span> Select a CIDR block large enough to accommodate your current and future needs. Over-allocation is generally better than under-allocation, as resizing a VPC CIDR block is a complex and potentially disruptive process. </text:p>
        </text:list-item>
        <text:list-item>
          <text:p text:style-name="P13"><text:soft-page-break/><text:span text:style-name="Strong_20_Emphasis">Non-Overlapping:</text:span> Ensure that your VPC CIDR block does not overlap with any other networks you need to connect to, such as on-premises networks, peered VPCs, or other AWS accounts. Overlapping CIDR blocks will prevent successful network connectivity. </text:p>
        </text:list-item>
        <text:list-item>
          <text:p text:style-name="P13"><text:span text:style-name="Strong_20_Emphasis">Routing:</text:span> Consider your routing strategy. If you plan to use VPC peering or Transit Gateway, the CIDR block should be chosen to facilitate efficient routing between networks. </text:p>
        </text:list-item>
        <text:list-item>
          <text:p text:style-name="P13"><text:span text:style-name="Strong_20_Emphasis">Security:</text:span> A well-planned CIDR block can simplify security group and network ACL configurations. </text:p>
        </text:list-item>
        <text:list-item>
          <text:p text:style-name="P14"><text:span text:style-name="Strong_20_Emphasis">BYOIP:</text:span> If you own a public IP range, consider bringing it to AWS using BYOIP. This allows you to maintain control over your IP addresses and use them for your VPCs. </text:p>
        </text:list-item>
      </text:list>
      <text:h text:style-name="P12" text:outline-level="3">Examples of VPC CIDR Block Planning</text:h>
      <text:list text:style-name="L4">
        <text:list-item>
          <text:p text:style-name="P15"><text:span text:style-name="Strong_20_Emphasis">Small Application (Single VPC):</text:span> If you're deploying a small application with limited scaling requirements, a <text:span text:style-name="Source_20_Text">/16</text:span> or <text:span text:style-name="Source_20_Text">/18</text:span> CIDR block from the <text:span text:style-name="Source_20_Text">10.0.0.0/8</text:span> range might be sufficient (e.g., <text:span text:style-name="Source_20_Text">10.0.0.0/16</text:span>). </text:p>
        </text:list-item>
        <text:list-item>
          <text:p text:style-name="P15"><text:span text:style-name="Strong_20_Emphasis">Large Enterprise (Multiple VPCs):</text:span> For a large enterprise with multiple VPCs, a larger CIDR block from the <text:span text:style-name="Source_20_Text">10.0.0.0/8</text:span> range is recommended. You can then divide this larger block into smaller, non-overlapping CIDR blocks for each VPC (e.g., <text:span text:style-name="Source_20_Text">10.0.0.0/16</text:span>, <text:span text:style-name="Source_20_Text">10.1.0.0/16</text:span>, <text:span text:style-name="Source_20_Text">10.2.0.0/16</text:span>). </text:p>
        </text:list-item>
        <text:list-item>
          <text:p text:style-name="P16"><text:span text:style-name="Strong_20_Emphasis">Hybrid Cloud (On-Premises Connection):</text:span> If you're connecting your VPC to an on-premises network, carefully plan your CIDR blocks to avoid overlaps. For example, if your on-premises network uses <text:span text:style-name="Source_20_Text">192.168.0.0/16</text:span>, you should choose a different range for your VPC, such as <text:span text:style-name="Source_20_Text">10.0.0.0/16</text:span>. </text:p>
        </text:list-item>
      </text:list>
      <text:p text:style-name="P2"><text:span text:style-name="Emphasis">Hypothetical Scenario:</text:span> A company is migrating its infrastructure to AWS. They have an existing on-premises network using the <text:span text:style-name="Source_20_Text">172.16.0.0/16</text:span> address space. To avoid conflicts, they should choose a different, non-overlapping CIDR block for their VPC, such as <text:span text:style-name="Source_20_Text">10.0.0.0/16</text:span>. They should also document their address space allocation to prevent future conflicts as they expand their AWS footprint.</text:p>
      <text:h text:style-name="P3" text:outline-level="2">Subnetting Strategies</text:h>
      <text:p text:style-name="P2">Subnetting involves dividing your VPC's CIDR block into smaller, non-overlapping CIDR blocks called subnets. Subnets allow you to isolate resources, control traffic flow, and improve security.</text:p>
      <text:h text:style-name="P12" text:outline-level="3">Public vs. Private Subnets</text:h>
      <text:list text:style-name="L5">
        <text:list-item>
          <text:p text:style-name="P17"><text:span text:style-name="Strong_20_Emphasis"><text:span text:style-name="T2">Public Subnets</text:span></text:span><text:span text:style-name="Strong_20_Emphasis">:</text:span> Subnets that have a route to an Internet Gateway (IGW). Resources in public subnets can directly communicate with the internet. </text:p>
        </text:list-item>
        <text:list-item>
          <text:p text:style-name="P18"><text:span text:style-name="Strong_20_Emphasis"><text:span text:style-name="T2">Private Subnets</text:span></text:span><text:span text:style-name="Strong_20_Emphasis">:</text:span> Subnets that do not have a direct route to an IGW. Resources in private subnets cannot directly communicate with the internet but can access the internet through a NAT Gateway or NAT Instance.</text:p>
        </text:list-item>
      </text:list>
      <text:h text:style-name="P12" text:outline-level="3">Availability Zones (AZs)</text:h>
      <text:p text:style-name="P2">AWS Regions are divided into Availability Zones (AZs), which are physically isolated data centers. Distributing your subnets across multiple AZs provides high availability and fault tolerance.</text:p>
      <text:h text:style-name="P19" text:outline-level="3">Subnet Sizing</text:h>
      <text:p text:style-name="P2">The size of your subnets depends on the number of resources you plan to deploy in each subnet. Consider the following factors:</text:p>
      <text:list text:style-name="L6">
        <text:list-item>
          <text:p text:style-name="P20"><text:span text:style-name="Strong_20_Emphasis">Number of Instances:</text:span> Allocate enough IP addresses for your EC2 instances, databases, load balancers, and other resources. </text:p>
        </text:list-item>
        <text:list-item>
          <text:p text:style-name="P20"><text:span text:style-name="Strong_20_Emphasis">Growth:</text:span> Plan for future growth and allocate additional IP addresses to accommodate new resources. </text:p>
        </text:list-item>
        <text:list-item>
          <text:p text:style-name="P21"><text:span text:style-name="Strong_20_Emphasis">AWS Reserved Addresses:</text:span> AWS reserves the first four and the last IP address in each subnet CIDR block. These addresses cannot be used. 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6T12:01:31.239796330</meta:creation-date>
    <dc:date>2025-05-26T12:13:20.095280736</dc:date>
    <meta:editing-duration>PT33S</meta:editing-duration>
    <meta:editing-cycles>1</meta:editing-cycles>
    <meta:document-statistic meta:table-count="1" meta:image-count="0" meta:object-count="0" meta:page-count="2" meta:paragraph-count="56" meta:word-count="921" meta:character-count="5942" meta:non-whitespace-character-count="5077"/>
    <meta:generator>LibreOffice/25.2.3.2$Linux_X86_64 LibreOffice_project/520$Build-2</meta:generator>
  </office:meta>
</office:document-meta>
</file>